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2291in" fo:text-align="justify" style:justify-single-word="false" fo:widows="1" fo:text-indent="0in" style:auto-text-indent="false" fo:padding="0in" fo:border="non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widows="1" fo:padding="0in" fo:border="none"/>
    </style:style>
    <style:style style:name="P3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widows="1" fo:padding="0in" fo:border="none"/>
      <style:text-properties fo:font-variant="normal" fo:text-transform="none" fo:color="#000000" loext:opacity="100%" fo:letter-spacing="normal"/>
    </style:style>
    <style:style style:name="P4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widows="1" fo:padding="0in" fo:border="none"/>
      <style:text-properties fo:font-variant="normal" fo:text-transform="none" fo:color="#000000" loext:opacity="100%" fo:letter-spacing="normal" officeooo:paragraph-rsid="0020e0c8"/>
    </style:style>
    <style:style style:name="P5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widows="1" fo:padding="0in" fo:border="none"/>
      <style:text-properties fo:font-variant="normal" fo:text-transform="none" fo:color="#000000" loext:opacity="100%" fo:letter-spacing="normal" fo:font-style="normal" fo:font-weight="normal" officeooo:rsid="0020e0c8" officeooo:paragraph-rsid="0020e0c8"/>
    </style:style>
    <style:style style:name="P6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widows="1" fo:padding="0in" fo:border="none"/>
      <style:text-properties fo:font-variant="normal" fo:text-transform="none" fo:color="#000000" loext:opacity="100%" fo:letter-spacing="normal" fo:font-style="normal" fo:font-weight="normal" officeooo:rsid="0020e0c8" officeooo:paragraph-rsid="0020e0c8"/>
    </style:style>
    <style:style style:name="P7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widows="1" fo:padding="0in" fo:border="none"/>
      <style:text-properties fo:font-variant="normal" fo:text-transform="none" fo:color="#000000" loext:opacity="100%" fo:letter-spacing="normal" fo:font-style="normal" fo:font-weight="normal" officeooo:rsid="0020e0c8" officeooo:paragraph-rsid="00273499"/>
    </style:style>
    <style:style style:name="P8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widows="1" fo:padding="0in" fo:border="none"/>
      <style:text-properties fo:font-variant="normal" fo:text-transform="none" fo:color="#000000" loext:opacity="100%" fo:letter-spacing="normal" fo:font-style="normal" fo:font-weight="normal" officeooo:rsid="0020e0c8" officeooo:paragraph-rsid="0029e931"/>
    </style:style>
    <style:style style:name="P9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widows="1" fo:padding="0in" fo:border="none"/>
    </style:style>
    <style:style style:name="P10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widows="1" fo:padding="0in" fo:border="none"/>
      <style:text-properties officeooo:paragraph-rsid="0020e0c8"/>
    </style:style>
    <style:style style:name="P11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widows="1" fo:padding="0in" fo:border="none"/>
      <style:text-properties officeooo:paragraph-rsid="00273499"/>
    </style:style>
    <style:style style:name="T1" style:family="text">
      <style:text-properties fo:font-style="normal" fo:font-weight="normal" officeooo:rsid="0020e0c8"/>
    </style:style>
    <style:style style:name="T2" style:family="text">
      <style:text-properties fo:font-style="normal" fo:font-weight="bold" officeooo:rsid="0022d3d2" style:font-weight-asian="bold" style:font-weight-complex="bold"/>
    </style:style>
    <style:style style:name="T3" style:family="text">
      <style:text-properties officeooo:rsid="0020e0c8"/>
    </style:style>
    <style:style style:name="T4" style:family="text">
      <style:text-properties fo:font-weight="bold" officeooo:rsid="0026893a" style:font-weight-asian="normal" style:font-weight-complex="normal"/>
    </style:style>
    <style:style style:name="T5" style:family="text">
      <style:text-properties fo:font-weight="bold" officeooo:rsid="00273499" style:font-weight-asian="normal" style:font-weight-complex="normal"/>
    </style:style>
    <style:style style:name="T6" style:family="text">
      <style:text-properties fo:font-weight="bold" officeooo:rsid="002806f2" style:font-weight-asian="normal" style:font-weight-complex="normal"/>
    </style:style>
    <style:style style:name="T7" style:family="text">
      <style:text-properties officeooo:rsid="002602fa"/>
    </style:style>
    <style:style style:name="T8" style:family="text">
      <style:text-properties officeooo:rsid="002806f2"/>
    </style:style>
    <style:style style:name="T9" style:family="text">
      <style:text-properties fo:font-variant="normal" fo:text-transform="none" fo:color="#000000" loext:opacity="100%" fo:letter-spacing="normal"/>
    </style:style>
    <style:style style:name="T10" style:family="text">
      <style:text-properties fo:font-variant="normal" fo:text-transform="none" fo:color="#000000" loext:opacity="100%" fo:letter-spacing="normal" fo:font-style="normal" fo:font-weight="bold" officeooo:rsid="00273499" style:font-weight-asian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20e0c8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244c97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602fa"/>
    </style:style>
    <style:style style:name="T14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2806f2" style:font-name-asian="DejaVu Sans Mono" style:font-size-asian="10pt" style:font-name-complex="Liberation Mono" style:font-size-complex="10pt"/>
    </style:style>
    <style:style style:name="T15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28fcb6" style:font-name-asian="DejaVu Sans Mono" style:font-size-asian="10pt" style:font-name-complex="Liberation Mono" style:font-size-complex="10pt"/>
    </style:style>
    <style:style style:name="T16" style:family="text">
      <style:text-properties officeooo:rsid="0029e9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518525505665_68"/>man(<text:span text:style-name="T3">IOS</text:span>) <text:s text:c="19"/><text:span text:style-name="T3">Specification Document</text:span> <text:s text:c="21"/>man(SEO)</text:p>
      <text:p text:style-name="P2"/>
      <text:p text:style-name="P2"/>
      <text:p text:style-name="P2"/>
      <text:p text:style-name="P5">NAME</text:p>
      <text:p text:style-name="P10"><text:span text:style-name="T9"><text:s text:c="7"/></text:span><text:span text:style-name="T11">ls – </text:span><text:span text:style-name="T12">show </text:span><text:span text:style-name="T13">the elements in </text:span><text:span text:style-name="T15">the current</text:span><text:span text:style-name="T13"> directory.</text:span></text:p>
      <text:p text:style-name="P2"/>
      <text:p text:style-name="P5">SYNOPSIS</text:p>
      <text:p text:style-name="P4"><text:s text:c="7"/><text:span text:style-name="T1">ls [OPTION]... [FILE]...</text:span></text:p>
      <text:p text:style-name="P2"/>
      <text:p text:style-name="P5">DESCRIPTION</text:p>
      <text:p text:style-name="P10"><text:span text:style-name="T11"><text:tab/>List <text:s/>information <text:s/>about <text:s/>the FILE</text:span><text:span text:style-name="T14">S</text:span><text:span text:style-name="T11"> </text:span><text:span text:style-name="T14">and DIRECTORIES in the current directory</text:span><text:span text:style-name="T11">.</text:span></text:p>
      <text:p text:style-name="P5"/>
      <text:p text:style-name="P5"><text:tab/><text:span text:style-name="T8">Flags of execution:</text:span></text:p>
      <text:p text:style-name="P5"><text:s text:c="7"/>-a</text:p>
      <text:p text:style-name="P5"><text:s text:c="14"/>do not ignore entries starting with .</text:p>
      <text:p text:style-name="P5"><text:tab/> -<text:span text:style-name="T7">l</text:span></text:p>
      <text:p text:style-name="P8"><text:tab/><text:tab/> <text:s/><text:span text:style-name="T7">list all the entries </text:span><text:span text:style-name="T16">of the directory, and their properties: </text:span></text:p>
      <text:p text:style-name="P8"><text:span text:style-name="T16"><text:tab/><text:tab/><text:tab/>name,</text:span></text:p>
      <text:p text:style-name="P8"><text:span text:style-name="T16"><text:tab/><text:tab/><text:tab/>... </text:span></text:p>
      <text:p text:style-name="P5"><text:span text:style-name="T4"/></text:p>
      <text:p text:style-name="P5"><text:span text:style-name="T4"><text:tab/>This command works using opendir() and readdir() system calls.</text:span></text:p>
      <text:p text:style-name="P7"><text:span text:style-name="T4"/></text:p>
      <text:p text:style-name="P7"><text:span text:style-name="T4"><text:tab/>Since directories are no more than files that contain pairs of i-nodes and names in order to identify all the files and directories inside them, ls makes use of opendir() to open a certain directory, in a DIR struct. Then, <text:tab/>readdir() reads the </text:span><text:span text:style-name="T5">contects in the directory, line by line, like a char <text:tab/>array </text:span><text:span text:style-name="T6">and, making use of printf() library function, the programs writes <text:tab/>those elements in stdout.</text:span></text:p>
      <text:p text:style-name="P11"><text:span text:style-name="T10"><text:tab/></text:span></text:p>
      <text:p text:style-name="P5">SEE ALSO</text:p>
      <text:p text:style-name="P3"><text:tab/><text:span text:style-name="T16">In order to simplify the functioning of this command, printf() is used for formatted printing and coloring text.</text:span></text:p>
      <text:p text:style-name="P2"/>
      <text:p text:style-name="P5">REPORTING BUGS</text:p>
      <text:p text:style-name="P4"><text:s text:c="7"/><text:span text:style-name="T1">write down here error that you have detected in your program and you can not correct. For example if you can not guarantee the answer when the argumen is a number. </text:span><text:span text:style-name="T2">Do not report errors that have been considered in error control.</text:span></text:p>
      <text:p text:style-name="P2"><text:tab/></text:p>
      <text:p text:style-name="P2"><text:tab/>...</text:p>
      <text:p text:style-name="P2"/>
      <text:p text:style-name="P5">AUTHOR</text:p>
      <text:p text:style-name="P4"><text:tab/><text:span text:style-name="T1">...</text:span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13T13:38:50.828376772</meta:creation-date>
    <dc:date>2021-03-10T10:32:40.677746998</dc:date>
    <meta:editing-duration>PT43M29S</meta:editing-duration>
    <meta:editing-cycles>13</meta:editing-cycles>
    <meta:generator>LibreOffice/7.0.3.1$Linux_X86_64 LibreOffice_project/00$Build-1</meta:generator>
    <meta:document-statistic meta:table-count="0" meta:image-count="0" meta:object-count="0" meta:page-count="2" meta:paragraph-count="25" meta:word-count="197" meta:character-count="1277" meta:non-whitespace-character-count="991"/>
  </office:meta>
</office:document-meta>
</file>